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a1a1a"/>
      <style:paragraph-properties fo:line-height="135%" fo:background-color="#1a1a1a"/>
    </style:style>
    <style:style style:name="P2" style:family="paragraph" style:parent-style-name="Standard">
      <loext:graphic-properties draw:fill="solid" draw:fill-color="#1a1a1a"/>
      <style:paragraph-properties fo:line-height="135%" fo:background-color="#1a1a1a"/>
      <style:text-properties fo:color="#d8dee9" style:font-name="Courier New" fo:font-size="10.5pt" style:font-name-asian="Courier New1" style:font-size-asian="10.5pt" style:font-name-complex="Courier New1" style:font-size-complex="10.5pt"/>
    </style:style>
    <style:style style:name="P3" style:family="paragraph" style:parent-style-name="Standard" style:master-page-name="Standard">
      <loext:graphic-properties draw:fill="solid" draw:fill-color="#1a1a1a"/>
      <style:paragraph-properties fo:line-height="135%" style:page-number="1" fo:background-color="#1a1a1a"/>
    </style:style>
    <style:style style:name="T1" style:family="text">
      <style:text-properties fo:color="#e394dc" style:font-name="Courier New" fo:font-size="10.5pt" style:font-name-asian="Courier New1" style:font-size-asian="10.5pt" style:font-name-complex="Courier New1" style:font-size-complex="10.5pt"/>
    </style:style>
    <style:style style:name="T2" style:family="text">
      <style:text-properties fo:color="#d8dee9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83d6c5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94c1fa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94c1fa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6" style:family="text">
      <style:text-properties fo:color="#82d2ce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aa9bf5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d6d6dd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d6d6dd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10" style:family="text">
      <style:text-properties fo:color="#efb080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efb080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2" style:family="text">
      <style:text-properties fo:color="#87c3ff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ffffff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14" style:family="text">
      <style:text-properties fo:color="#ebc88d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color="#898989" style:font-name="Courier New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fad075" style:font-name="Courier New" fo:font-size="10.5pt" style:font-name-asian="Courier New1" style:font-size-asian="10.5pt" style:font-name-complex="Courier New1" style:font-size-complex="10.5pt"/>
    </style:style>
    <style:style style:name="T17" style:family="text">
      <style:text-properties fo:color="#aaa0fa" style:font-name="Courier New" fo:font-size="10.5pt" fo:font-style="italic" style:font-name-asian="Courier New1" style:font-size-asian="10.5pt" style:font-style-asian="italic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'use client'</text:span><text:span text:style-name="T2">;</text:span></text:p>
      <text:p text:style-name="P2"/>
      <text:p text:style-name="P1"><text:span text:style-name="T3">import</text:span><text:span text:style-name="T2"> { </text:span><text:span text:style-name="T4">useState</text:span><text:span text:style-name="T2">, </text:span><text:span text:style-name="T4">useCallback</text:span><text:span text:style-name="T2"> } </text:span><text:span text:style-name="T3">from</text:span><text:span text:style-name="T2"> </text:span><text:span text:style-name="T1">"react"</text:span><text:span text:style-name="T2">;</text:span></text:p>
      <text:p text:style-name="P1"><text:span text:style-name="T3">import</text:span><text:span text:style-name="T2"> { </text:span><text:span text:style-name="T4">useTranslation</text:span><text:span text:style-name="T2"> } </text:span><text:span text:style-name="T3">from</text:span><text:span text:style-name="T2"> </text:span><text:span text:style-name="T1">"react-i18next"</text:span><text:span text:style-name="T2">;</text:span></text:p>
      <text:p text:style-name="P1"><text:span text:style-name="T3">import</text:span><text:span text:style-name="T2"> { </text:span><text:span text:style-name="T4">toast</text:span><text:span text:style-name="T2"> } </text:span><text:span text:style-name="T3">from</text:span><text:span text:style-name="T2"> </text:span><text:span text:style-name="T1">"react-hot-toast"</text:span><text:span text:style-name="T2">;</text:span></text:p>
      <text:p text:style-name="P1"><text:span text:style-name="T3">import</text:span><text:span text:style-name="T2"> { </text:span><text:span text:style-name="T4">PayEmbed</text:span><text:span text:style-name="T2">, </text:span><text:span text:style-name="T4">useActiveAccount</text:span><text:span text:style-name="T2">, </text:span><text:span text:style-name="T4">useReadContract</text:span><text:span text:style-name="T2"> } </text:span><text:span text:style-name="T3">from</text:span><text:span text:style-name="T2"> </text:span><text:span text:style-name="T1">"thirdweb/react"</text:span><text:span text:style-name="T2">;</text:span></text:p>
      <text:p text:style-name="P1"><text:span text:style-name="T3">import</text:span><text:span text:style-name="T2"> { </text:span><text:span text:style-name="T4">claimTo</text:span><text:span text:style-name="T2"> } </text:span><text:span text:style-name="T3">from</text:span><text:span text:style-name="T2"> </text:span><text:span text:style-name="T1">"thirdweb/extensions/erc1155"</text:span><text:span text:style-name="T2">;</text:span></text:p>
      <text:p text:style-name="P1"><text:span text:style-name="T3">import</text:span><text:span text:style-name="T2"> { </text:span><text:span text:style-name="T4">getNFT</text:span><text:span text:style-name="T2"> } </text:span><text:span text:style-name="T3">from</text:span><text:span text:style-name="T2"> </text:span><text:span text:style-name="T1">"thirdweb/extensions/erc1155"</text:span><text:span text:style-name="T2">;</text:span></text:p>
      <text:p text:style-name="P1"><text:span text:style-name="T3">import</text:span><text:span text:style-name="T2"> { </text:span><text:span text:style-name="T4">supabase</text:span><text:span text:style-name="T2"> } </text:span><text:span text:style-name="T3">from</text:span><text:span text:style-name="T2"> </text:span><text:span text:style-name="T1">"@/lib/supabase"</text:span><text:span text:style-name="T2">;</text:span></text:p>
      <text:p text:style-name="P1"><text:span text:style-name="T3">import</text:span><text:span text:style-name="T2"> { </text:span><text:span text:style-name="T4">client</text:span><text:span text:style-name="T2"> } </text:span><text:span text:style-name="T3">from</text:span><text:span text:style-name="T2"> </text:span><text:span text:style-name="T1">"@/utils/thirdweb/client"</text:span><text:span text:style-name="T2">;</text:span></text:p>
      <text:p text:style-name="P1"><text:span text:style-name="T3">import</text:span><text:span text:style-name="T2"> { </text:span><text:span text:style-name="T4">getContract</text:span><text:span text:style-name="T2">, </text:span><text:span text:style-name="T4">sendAndConfirmTransaction</text:span><text:span text:style-name="T2"> } </text:span><text:span text:style-name="T3">from</text:span><text:span text:style-name="T2"> </text:span><text:span text:style-name="T1">"thirdweb"</text:span><text:span text:style-name="T2">;</text:span></text:p>
      <text:p text:style-name="P1"><text:span text:style-name="T3">import</text:span><text:span text:style-name="T2"> { </text:span><text:span text:style-name="T4">defineChain</text:span><text:span text:style-name="T2"> } </text:span><text:span text:style-name="T3">from</text:span><text:span text:style-name="T2"> </text:span><text:span text:style-name="T1">"thirdweb/chains"</text:span><text:span text:style-name="T2">;</text:span></text:p>
      <text:p text:style-name="P1"><text:span text:style-name="T3">import</text:span><text:span text:style-name="T2"> { </text:span><text:span text:style-name="T4">FiX</text:span><text:span text:style-name="T2"> } </text:span><text:span text:style-name="T3">from</text:span><text:span text:style-name="T2"> </text:span><text:span text:style-name="T1">"react-icons/fi"</text:span><text:span text:style-name="T2">;</text:span></text:p>
      <text:p text:style-name="P1"><text:span text:style-name="T3">import</text:span><text:span text:style-name="T2"> </text:span><text:span text:style-name="T3">type</text:span><text:span text:style-name="T2"> { </text:span><text:span text:style-name="T4">PayEmbedProps</text:span><text:span text:style-name="T2"> } </text:span><text:span text:style-name="T3">from</text:span><text:span text:style-name="T2"> </text:span><text:span text:style-name="T1">"thirdweb/react"</text:span><text:span text:style-name="T2">;</text:span></text:p>
      <text:p text:style-name="P1"><text:span text:style-name="T3">import</text:span><text:span text:style-name="T2"> </text:span><text:span text:style-name="T3">type</text:span><text:span text:style-name="T2"> { </text:span><text:span text:style-name="T4">Database</text:span><text:span text:style-name="T2"> } </text:span><text:span text:style-name="T3">from</text:span><text:span text:style-name="T2"> </text:span><text:span text:style-name="T1">"@/types/database"</text:span><text:span text:style-name="T2">;</text:span></text:p>
      <text:p text:style-name="P1"><text:span text:style-name="T3">import</text:span><text:span text:style-name="T2"> { </text:span><text:span text:style-name="T4">getApprovalForTransaction</text:span><text:span text:style-name="T2"> } </text:span><text:span text:style-name="T3">from</text:span><text:span text:style-name="T2"> </text:span><text:span text:style-name="T1">"thirdweb/extensions/erc20"</text:span><text:span text:style-name="T2">;</text:span></text:p>
      <text:p text:style-name="P1"><text:span text:style-name="T3">import</text:span><text:span text:style-name="T2"> { </text:span><text:span text:style-name="T4">optimism</text:span><text:span text:style-name="T2"> } </text:span><text:span text:style-name="T3">from</text:span><text:span text:style-name="T2"> </text:span><text:span text:style-name="T1">"thirdweb/chains"</text:span><text:span text:style-name="T2">;</text:span></text:p>
      <text:p text:style-name="P1"><text:span text:style-name="T3">import</text:span><text:span text:style-name="T2"> { </text:span><text:span text:style-name="T4">useQuery</text:span><text:span text:style-name="T2"> } </text:span><text:span text:style-name="T3">from</text:span><text:span text:style-name="T2"> </text:span><text:span text:style-name="T1">"@tanstack/react-query"</text:span><text:span text:style-name="T2">;</text:span></text:p>
      <text:p text:style-name="P2"/>
      <text:p text:style-name="P1"><text:span text:style-name="T6">const</text:span><text:span text:style-name="T2"> </text:span><text:span text:style-name="T7">STAR_NFT_CONTRACT</text:span><text:span text:style-name="T2"> </text:span><text:span text:style-name="T8">=</text:span><text:span text:style-name="T2"> </text:span><text:span text:style-name="T1">"0x31FF15aAA5CBD8Af46838c30dF141e20e1E244fe"</text:span><text:span text:style-name="T2">;</text:span></text:p>
      <text:p text:style-name="P1"><text:soft-page-break/><text:span text:style-name="T6">const</text:span><text:span text:style-name="T2"> </text:span><text:span text:style-name="T7">USD_ADDRESS</text:span><text:span text:style-name="T2"> </text:span><text:span text:style-name="T8">=</text:span><text:span text:style-name="T2"> </text:span><text:span text:style-name="T1">"0x94b008aA00579c1307B0EF2c499aD98a8ce58e58"</text:span><text:span text:style-name="T2">;</text:span></text:p>
      <text:p text:style-name="P2"/>
      <text:p text:style-name="P1"><text:span text:style-name="T6">interface</text:span><text:span text:style-name="T2"> </text:span><text:span text:style-name="T10">ClaimStarNFTButtonProps</text:span><text:span text:style-name="T2"> {</text:span></text:p>
      <text:p text:style-name="P1"><text:span text:style-name="T2"><text:s text:c="2"/></text:span><text:span text:style-name="T7">walletAddress</text:span><text:span text:style-name="T8">:</text:span><text:span text:style-name="T2"> </text:span><text:span text:style-name="T6">string</text:span><text:span text:style-name="T2">;</text:span></text:p>
      <text:p text:style-name="P1"><text:span text:style-name="T2"><text:s text:c="2"/></text:span><text:span text:style-name="T7">tokenId</text:span><text:span text:style-name="T8">:</text:span><text:span text:style-name="T2"> </text:span><text:span text:style-name="T6">number</text:span><text:span text:style-name="T2">;</text:span></text:p>
      <text:p text:style-name="P1"><text:span text:style-name="T2"><text:s text:c="2"/></text:span><text:span text:style-name="T7">nftType</text:span><text:span text:style-name="T8">:</text:span><text:span text:style-name="T2"> </text:span><text:span text:style-name="T10">Database</text:span><text:span text:style-name="T8">[</text:span><text:span text:style-name="T1">'public'</text:span><text:span text:style-name="T8">][</text:span><text:span text:style-name="T1">'Enums'</text:span><text:span text:style-name="T8">][</text:span><text:span text:style-name="T1">'nft_type'</text:span><text:span text:style-name="T8">]</text:span><text:span text:style-name="T2">;</text:span></text:p>
      <text:p text:style-name="P1"><text:span text:style-name="T2"><text:s text:c="2"/></text:span><text:span text:style-name="T7">style</text:span><text:span text:style-name="T3">?</text:span><text:span text:style-name="T8">:</text:span><text:span text:style-name="T2"> </text:span><text:span text:style-name="T10">React</text:span><text:span text:style-name="T2">.</text:span><text:span text:style-name="T10">CSSProperties</text:span><text:span text:style-name="T2">;</text:span></text:p>
      <text:p text:style-name="P1"><text:span text:style-name="T2"><text:s text:c="2"/></text:span><text:span text:style-name="T11">onSuccess</text:span><text:span text:style-name="T3">?</text:span><text:span text:style-name="T8">:</text:span><text:span text:style-name="T2"> () </text:span><text:span text:style-name="T6">=&gt;</text:span><text:span text:style-name="T2"> </text:span><text:span text:style-name="T6">void</text:span><text:span text:style-name="T2">;</text:span></text:p>
      <text:p text:style-name="P1"><text:span text:style-name="T2"><text:s text:c="2"/></text:span><text:span text:style-name="T11">onError</text:span><text:span text:style-name="T3">?</text:span><text:span text:style-name="T8">:</text:span><text:span text:style-name="T2"> (</text:span><text:span text:style-name="T9">error</text:span><text:span text:style-name="T8">:</text:span><text:span text:style-name="T2"> </text:span><text:span text:style-name="T12">Error</text:span><text:span text:style-name="T2">) </text:span><text:span text:style-name="T6">=&gt;</text:span><text:span text:style-name="T2"> </text:span><text:span text:style-name="T6">void</text:span><text:span text:style-name="T2">;</text:span></text:p>
      <text:p text:style-name="P1"><text:span text:style-name="T2"><text:s text:c="2"/></text:span><text:span text:style-name="T7">disabled</text:span><text:span text:style-name="T3">?</text:span><text:span text:style-name="T8">:</text:span><text:span text:style-name="T2"> </text:span><text:span text:style-name="T6">boolean</text:span><text:span text:style-name="T2">;</text:span></text:p>
      <text:p text:style-name="P1"><text:span text:style-name="T2">}</text:span></text:p>
      <text:p text:style-name="P2"/>
      <text:p text:style-name="P1"><text:span text:style-name="T3">export</text:span><text:span text:style-name="T2"> </text:span><text:span text:style-name="T6">function</text:span><text:span text:style-name="T2"> </text:span><text:span text:style-name="T11">ClaimStarNFTButton</text:span><text:span text:style-name="T2">({</text:span></text:p>
      <text:p text:style-name="P1"><text:span text:style-name="T2"><text:s text:c="2"/></text:span><text:span text:style-name="T9">walletAddress</text:span><text:span text:style-name="T2">,</text:span></text:p>
      <text:p text:style-name="P1"><text:span text:style-name="T2"><text:s text:c="2"/></text:span><text:span text:style-name="T9">tokenId</text:span><text:span text:style-name="T2">,</text:span></text:p>
      <text:p text:style-name="P1"><text:span text:style-name="T2"><text:s text:c="2"/></text:span><text:span text:style-name="T9">nftType</text:span><text:span text:style-name="T2">,</text:span></text:p>
      <text:p text:style-name="P1"><text:span text:style-name="T2"><text:s text:c="2"/></text:span><text:span text:style-name="T9">style</text:span><text:span text:style-name="T2">,</text:span></text:p>
      <text:p text:style-name="P1"><text:span text:style-name="T2"><text:s text:c="2"/></text:span><text:span text:style-name="T11">onSuccess</text:span><text:span text:style-name="T2">,</text:span></text:p>
      <text:p text:style-name="P1"><text:span text:style-name="T2"><text:s text:c="2"/></text:span><text:span text:style-name="T11">onError</text:span><text:span text:style-name="T2">,</text:span></text:p>
      <text:p text:style-name="P1"><text:span text:style-name="T2"><text:s text:c="2"/></text:span><text:span text:style-name="T9">disabled</text:span><text:span text:style-name="T2">,</text:span></text:p>
      <text:p text:style-name="P1"><text:span text:style-name="T2">}</text:span><text:span text:style-name="T8">:</text:span><text:span text:style-name="T2"> </text:span><text:span text:style-name="T10">ClaimStarNFTButtonProps</text:span><text:span text:style-name="T2">) {</text:span></text:p>
      <text:p text:style-name="P1"><text:soft-page-break/><text:span text:style-name="T2"><text:s text:c="2"/></text:span><text:span text:style-name="T6">const</text:span><text:span text:style-name="T2"> { </text:span><text:span text:style-name="T7">t</text:span><text:span text:style-name="T2"> } </text:span><text:span text:style-name="T8">=</text:span><text:span text:style-name="T2"> </text:span><text:span text:style-name="T10">useTranslation</text:span><text:span text:style-name="T2">();</text:span></text:p>
      <text:p text:style-name="P1"><text:span text:style-name="T2"><text:s text:c="2"/></text:span><text:span text:style-name="T6">const</text:span><text:span text:style-name="T2"> </text:span><text:span text:style-name="T7">account</text:span><text:span text:style-name="T2"> </text:span><text:span text:style-name="T8">=</text:span><text:span text:style-name="T2"> </text:span><text:span text:style-name="T10">useActiveAccount</text:span><text:span text:style-name="T2">();</text:span></text:p>
      <text:p text:style-name="P1"><text:span text:style-name="T2"><text:s text:c="2"/></text:span><text:span text:style-name="T6">const</text:span><text:span text:style-name="T2"> [</text:span><text:span text:style-name="T7">isProcessing</text:span><text:span text:style-name="T2">, </text:span><text:span text:style-name="T7">setIsProcessing</text:span><text:span text:style-name="T2">] </text:span><text:span text:style-name="T8">=</text:span><text:span text:style-name="T2"> </text:span><text:span text:style-name="T10">useState</text:span><text:span text:style-name="T2">(false);</text:span></text:p>
      <text:p text:style-name="P1"><text:span text:style-name="T2"><text:s text:c="2"/></text:span><text:span text:style-name="T6">const</text:span><text:span text:style-name="T2"> [</text:span><text:span text:style-name="T7">showPayEmbed</text:span><text:span text:style-name="T2">, </text:span><text:span text:style-name="T7">setShowPayEmbed</text:span><text:span text:style-name="T2">] </text:span><text:span text:style-name="T8">=</text:span><text:span text:style-name="T2"> </text:span><text:span text:style-name="T10">useState</text:span><text:span text:style-name="T2">(false);</text:span></text:p>
      <text:p text:style-name="P1"><text:span text:style-name="T2"><text:s text:c="2"/></text:span><text:span text:style-name="T6">const</text:span><text:span text:style-name="T2"> [</text:span><text:span text:style-name="T7">isApproving</text:span><text:span text:style-name="T2">, </text:span><text:span text:style-name="T7">setIsApproving</text:span><text:span text:style-name="T2">] </text:span><text:span text:style-name="T8">=</text:span><text:span text:style-name="T2"> </text:span><text:span text:style-name="T10">useState</text:span><text:span text:style-name="T2">(false);</text:span></text:p>
      <text:p text:style-name="P2"/>
      <text:p text:style-name="P1"><text:span text:style-name="T2"><text:s text:c="2"/></text:span><text:span text:style-name="T13">// 初始化合约</text:span></text:p>
      <text:p text:style-name="P1"><text:span text:style-name="T2"><text:s text:c="2"/></text:span><text:span text:style-name="T6">const</text:span><text:span text:style-name="T2"> </text:span><text:span text:style-name="T7">nftContract</text:span><text:span text:style-name="T2"> </text:span><text:span text:style-name="T8">=</text:span><text:span text:style-name="T2"> </text:span><text:span text:style-name="T10">getContract</text:span><text:span text:style-name="T2">({</text:span></text:p>
      <text:p text:style-name="P1"><text:span text:style-name="T2"><text:s text:c="4"/></text:span><text:span text:style-name="T7">client</text:span><text:span text:style-name="T2">,</text:span></text:p>
      <text:p text:style-name="P1"><text:span text:style-name="T2"><text:s text:c="4"/></text:span><text:span text:style-name="T7">chain</text:span><text:span text:style-name="T8">:</text:span><text:span text:style-name="T2"> </text:span><text:span text:style-name="T10">defineChain</text:span><text:span text:style-name="T2">(</text:span><text:span text:style-name="T14">10</text:span><text:span text:style-name="T2">),</text:span></text:p>
      <text:p text:style-name="P1"><text:span text:style-name="T2"><text:s text:c="4"/></text:span><text:span text:style-name="T7">address</text:span><text:span text:style-name="T8">:</text:span><text:span text:style-name="T2"> </text:span><text:span text:style-name="T7">STAR_NFT_CONTRACT</text:span><text:span text:style-name="T2">,</text:span></text:p>
      <text:p text:style-name="P1"><text:span text:style-name="T2"><text:s text:c="2"/>});</text:span></text:p>
      <text:p text:style-name="P2"/>
      <text:p text:style-name="P1"><text:span text:style-name="T2"><text:s text:c="2"/></text:span><text:span text:style-name="T13">// 读取 NFT 元数据</text:span></text:p>
      <text:p text:style-name="P1"><text:span text:style-name="T2"><text:s text:c="2"/></text:span><text:span text:style-name="T6">const</text:span><text:span text:style-name="T2"> { </text:span><text:span text:style-name="T8">data</text:span><text:span text:style-name="T2">: </text:span><text:span text:style-name="T7">nft</text:span><text:span text:style-name="T2"> } </text:span><text:span text:style-name="T8">=</text:span><text:span text:style-name="T2"> </text:span><text:span text:style-name="T10">useReadContract</text:span><text:span text:style-name="T2">(</text:span><text:span text:style-name="T4">getNFT</text:span><text:span text:style-name="T2">, {</text:span></text:p>
      <text:p text:style-name="P1"><text:span text:style-name="T2"><text:s text:c="4"/></text:span><text:span text:style-name="T7">contract</text:span><text:span text:style-name="T8">:</text:span><text:span text:style-name="T2"> </text:span><text:span text:style-name="T7">nftContract</text:span><text:span text:style-name="T2">,</text:span></text:p>
      <text:p text:style-name="P1"><text:span text:style-name="T2"><text:s text:c="4"/></text:span><text:span text:style-name="T7">tokenId</text:span><text:span text:style-name="T8">:</text:span><text:span text:style-name="T2"> </text:span><text:span text:style-name="T14">BigInt</text:span><text:span text:style-name="T2">(</text:span><text:span text:style-name="T9">tokenId</text:span><text:span text:style-name="T2">),</text:span></text:p>
      <text:p text:style-name="P1"><text:span text:style-name="T2"><text:s text:c="2"/>});</text:span></text:p>
      <text:p text:style-name="P2"/>
      <text:p text:style-name="P1"><text:span text:style-name="T2"><text:s text:c="2"/></text:span><text:span text:style-name="T6">const</text:span><text:span text:style-name="T2"> </text:span><text:span text:style-name="T7">usdtContract</text:span><text:span text:style-name="T2"> </text:span><text:span text:style-name="T8">=</text:span><text:span text:style-name="T2"> </text:span><text:span text:style-name="T10">getContract</text:span><text:span text:style-name="T2">({</text:span></text:p>
      <text:p text:style-name="P1"><text:span text:style-name="T2"><text:s text:c="4"/></text:span><text:span text:style-name="T7">client</text:span><text:span text:style-name="T2">,</text:span></text:p>
      <text:p text:style-name="P1"><text:soft-page-break/><text:span text:style-name="T2"><text:s text:c="4"/></text:span><text:span text:style-name="T7">chain</text:span><text:span text:style-name="T8">:</text:span><text:span text:style-name="T2"> </text:span><text:span text:style-name="T4">optimism</text:span><text:span text:style-name="T2">,</text:span></text:p>
      <text:p text:style-name="P1"><text:span text:style-name="T2"><text:s text:c="4"/></text:span><text:span text:style-name="T7">address</text:span><text:span text:style-name="T8">:</text:span><text:span text:style-name="T2"> </text:span><text:span text:style-name="T7">USD_ADDRESS</text:span><text:span text:style-name="T2">,</text:span></text:p>
      <text:p text:style-name="P1"><text:span text:style-name="T2"><text:s text:c="2"/>});</text:span></text:p>
      <text:p text:style-name="P2"/>
      <text:p text:style-name="P1"><text:span text:style-name="T2"><text:s text:c="2"/></text:span><text:span text:style-name="T13">// 添加 useQuery 获取 NFT 配置</text:span></text:p>
      <text:p text:style-name="P1"><text:span text:style-name="T2"><text:s text:c="2"/></text:span><text:span text:style-name="T6">const</text:span><text:span text:style-name="T2"> { </text:span><text:span text:style-name="T8">data</text:span><text:span text:style-name="T2">: </text:span><text:span text:style-name="T7">nftConfig</text:span><text:span text:style-name="T2"> } </text:span><text:span text:style-name="T8">=</text:span><text:span text:style-name="T2"> </text:span><text:span text:style-name="T10">useQuery</text:span><text:span text:style-name="T2">({</text:span></text:p>
      <text:p text:style-name="P1"><text:span text:style-name="T2"><text:s text:c="4"/></text:span><text:span text:style-name="T7">queryKey</text:span><text:span text:style-name="T8">:</text:span><text:span text:style-name="T2"> </text:span><text:span text:style-name="T8">[</text:span><text:span text:style-name="T1">'nft-config'</text:span><text:span text:style-name="T2">, </text:span><text:span text:style-name="T9">nftType</text:span><text:span text:style-name="T2">, </text:span><text:span text:style-name="T9">tokenId</text:span><text:span text:style-name="T8">]</text:span><text:span text:style-name="T2">,</text:span></text:p>
      <text:p text:style-name="P1"><text:span text:style-name="T2"><text:s text:c="4"/></text:span><text:span text:style-name="T11">queryFn</text:span><text:span text:style-name="T8">:</text:span><text:span text:style-name="T2"> </text:span><text:span text:style-name="T6">async</text:span><text:span text:style-name="T2"> () </text:span><text:span text:style-name="T6">=&gt;</text:span><text:span text:style-name="T2"> {</text:span></text:p>
      <text:p text:style-name="P1"><text:span text:style-name="T2"><text:s text:c="6"/></text:span><text:span text:style-name="T6">const</text:span><text:span text:style-name="T2"> { </text:span><text:span text:style-name="T7">data</text:span><text:span text:style-name="T2">, </text:span><text:span text:style-name="T7">error</text:span><text:span text:style-name="T2"> } </text:span><text:span text:style-name="T8">=</text:span><text:span text:style-name="T2"> </text:span><text:span text:style-name="T3">await</text:span><text:span text:style-name="T2"> </text:span><text:span text:style-name="T7">supabase</text:span></text:p>
      <text:p text:style-name="P1"><text:span text:style-name="T2"><text:s text:c="8"/>.</text:span><text:span text:style-name="T10">from</text:span><text:span text:style-name="T2">(</text:span><text:span text:style-name="T1">'nft_config'</text:span><text:span text:style-name="T2">)</text:span></text:p>
      <text:p text:style-name="P1"><text:span text:style-name="T2"><text:s text:c="8"/>.</text:span><text:span text:style-name="T10">select</text:span><text:span text:style-name="T2">(</text:span><text:span text:style-name="T1">'price, ops_fund'</text:span><text:span text:style-name="T2">)</text:span></text:p>
      <text:p text:style-name="P1"><text:span text:style-name="T2"><text:s text:c="8"/>.</text:span><text:span text:style-name="T10">eq</text:span><text:span text:style-name="T2">(</text:span><text:span text:style-name="T1">'nft_type'</text:span><text:span text:style-name="T2">, </text:span><text:span text:style-name="T9">nftType</text:span><text:span text:style-name="T2">)</text:span></text:p>
      <text:p text:style-name="P1"><text:span text:style-name="T2"><text:s text:c="8"/>.</text:span><text:span text:style-name="T10">eq</text:span><text:span text:style-name="T2">(</text:span><text:span text:style-name="T1">'token_id'</text:span><text:span text:style-name="T2">, </text:span><text:span text:style-name="T9">tokenId</text:span><text:span text:style-name="T2">)</text:span></text:p>
      <text:p text:style-name="P1"><text:span text:style-name="T2"><text:s text:c="8"/>.</text:span><text:span text:style-name="T10">single</text:span><text:span text:style-name="T2">();</text:span></text:p>
      <text:p text:style-name="P2"/>
      <text:p text:style-name="P1"><text:span text:style-name="T2"><text:s text:c="6"/></text:span><text:span text:style-name="T3">if</text:span><text:span text:style-name="T2"> (</text:span><text:span text:style-name="T7">error</text:span><text:span text:style-name="T2">) </text:span><text:span text:style-name="T3">throw</text:span><text:span text:style-name="T2"> </text:span><text:span text:style-name="T7">error</text:span><text:span text:style-name="T2">;</text:span></text:p>
      <text:p text:style-name="P1"><text:span text:style-name="T2"><text:s text:c="6"/></text:span><text:span text:style-name="T3">return</text:span><text:span text:style-name="T2"> </text:span><text:span text:style-name="T7">data</text:span><text:span text:style-name="T2">;</text:span></text:p>
      <text:p text:style-name="P1"><text:span text:style-name="T2"><text:s text:c="4"/>}</text:span></text:p>
      <text:p text:style-name="P1"><text:span text:style-name="T2"><text:s text:c="2"/>});</text:span></text:p>
      <text:p text:style-name="P2"/>
      <text:p text:style-name="P1"><text:span text:style-name="T2"><text:s text:c="2"/></text:span><text:span text:style-name="T6">const</text:span><text:span text:style-name="T2"> </text:span><text:span text:style-name="T11">handleClose</text:span><text:span text:style-name="T2"> </text:span><text:span text:style-name="T8">=</text:span><text:span text:style-name="T2"> () </text:span><text:span text:style-name="T6">=&gt;</text:span><text:span text:style-name="T2"> {</text:span></text:p>
      <text:p text:style-name="P1"><text:soft-page-break/><text:span text:style-name="T2"><text:s text:c="4"/></text:span><text:span text:style-name="T14">setShowPayEmbed</text:span><text:span text:style-name="T2">(false);</text:span></text:p>
      <text:p text:style-name="P1"><text:span text:style-name="T2"><text:s text:c="4"/></text:span><text:span text:style-name="T14">setIsProcessing</text:span><text:span text:style-name="T2">(false);</text:span></text:p>
      <text:p text:style-name="P1"><text:span text:style-name="T2"><text:s text:c="2"/>};</text:span></text:p>
      <text:p text:style-name="P2"/>
      <text:p text:style-name="P1"><text:span text:style-name="T2"><text:s text:c="2"/></text:span><text:span text:style-name="T6">const</text:span><text:span text:style-name="T2"> </text:span><text:span text:style-name="T11">getMultiplier</text:span><text:span text:style-name="T2"> </text:span><text:span text:style-name="T8">=</text:span><text:span text:style-name="T2"> (</text:span><text:span text:style-name="T9">nftType</text:span><text:span text:style-name="T8">:</text:span><text:span text:style-name="T2"> </text:span><text:span text:style-name="T1">'Nova'</text:span><text:span text:style-name="T2"> </text:span><text:span text:style-name="T8">|</text:span><text:span text:style-name="T2"> </text:span><text:span text:style-name="T1">'Orbit'</text:span><text:span text:style-name="T2"> </text:span><text:span text:style-name="T8">|</text:span><text:span text:style-name="T2"> </text:span><text:span text:style-name="T1">'Stellar'</text:span><text:span text:style-name="T2"> </text:span><text:span text:style-name="T8">|</text:span><text:span text:style-name="T2"> </text:span><text:span text:style-name="T1">'Polaris'</text:span><text:span text:style-name="T2">)</text:span><text:span text:style-name="T8">:</text:span><text:span text:style-name="T2"> </text:span><text:span text:style-name="T6">number</text:span><text:span text:style-name="T2"> </text:span><text:span text:style-name="T6">=&gt;</text:span><text:span text:style-name="T2"> {</text:span></text:p>
      <text:p text:style-name="P1"><text:span text:style-name="T2"><text:s text:c="4"/></text:span><text:span text:style-name="T6">const</text:span><text:span text:style-name="T2"> </text:span><text:span text:style-name="T7">multipliers</text:span><text:span text:style-name="T2"> </text:span><text:span text:style-name="T8">=</text:span><text:span text:style-name="T2"> {</text:span></text:p>
      <text:p text:style-name="P1"><text:span text:style-name="T2"><text:s text:c="6"/></text:span><text:span text:style-name="T1">'Nova'</text:span><text:span text:style-name="T8">:</text:span><text:span text:style-name="T2"> </text:span><text:span text:style-name="T14">5</text:span><text:span text:style-name="T2">,</text:span></text:p>
      <text:p text:style-name="P1"><text:span text:style-name="T2"><text:s text:c="6"/></text:span><text:span text:style-name="T1">'Orbit'</text:span><text:span text:style-name="T8">:</text:span><text:span text:style-name="T2"> </text:span><text:span text:style-name="T14">6</text:span><text:span text:style-name="T2">,</text:span></text:p>
      <text:p text:style-name="P1"><text:span text:style-name="T2"><text:s text:c="6"/></text:span><text:span text:style-name="T1">'Stellar'</text:span><text:span text:style-name="T8">:</text:span><text:span text:style-name="T2"> </text:span><text:span text:style-name="T14">7</text:span><text:span text:style-name="T2">,</text:span></text:p>
      <text:p text:style-name="P1"><text:span text:style-name="T2"><text:s text:c="6"/></text:span><text:span text:style-name="T1">'Polaris'</text:span><text:span text:style-name="T8">:</text:span><text:span text:style-name="T2"> </text:span><text:span text:style-name="T14">8</text:span></text:p>
      <text:p text:style-name="P1"><text:span text:style-name="T2"><text:s text:c="4"/>} </text:span><text:span text:style-name="T3">as</text:span><text:span text:style-name="T2"> </text:span><text:span text:style-name="T10">const</text:span><text:span text:style-name="T2">;</text:span></text:p>
      <text:p text:style-name="P1"><text:span text:style-name="T2"><text:s text:c="4"/></text:span><text:span text:style-name="T3">return</text:span><text:span text:style-name="T2"> </text:span><text:span text:style-name="T7">multipliers</text:span><text:span text:style-name="T8">[</text:span><text:span text:style-name="T9">nftType</text:span><text:span text:style-name="T8">]</text:span><text:span text:style-name="T2"> </text:span><text:span text:style-name="T8">||</text:span><text:span text:style-name="T2"> </text:span><text:span text:style-name="T14">1</text:span><text:span text:style-name="T2">;</text:span></text:p>
      <text:p text:style-name="P1"><text:span text:style-name="T2"><text:s text:c="2"/>};</text:span></text:p>
      <text:p text:style-name="P2"/>
      <text:p text:style-name="P1"><text:span text:style-name="T2"><text:s text:c="2"/></text:span><text:span text:style-name="T6">const</text:span><text:span text:style-name="T2"> </text:span><text:span text:style-name="T7">handleComplete</text:span><text:span text:style-name="T2"> </text:span><text:span text:style-name="T8">=</text:span><text:span text:style-name="T2"> </text:span><text:span text:style-name="T10">useCallback</text:span><text:span text:style-name="T2">(</text:span><text:span text:style-name="T6">async</text:span><text:span text:style-name="T2"> (</text:span><text:span text:style-name="T9">result</text:span><text:span text:style-name="T8">:</text:span><text:span text:style-name="T2"> { </text:span><text:span text:style-name="T7">hash</text:span><text:span text:style-name="T8">:</text:span><text:span text:style-name="T2"> </text:span><text:span text:style-name="T6">string</text:span><text:span text:style-name="T2"> }) </text:span><text:span text:style-name="T6">=&gt;</text:span><text:span text:style-name="T2"> {</text:span></text:p>
      <text:p text:style-name="P1"><text:span text:style-name="T2"><text:s text:c="4"/></text:span><text:span text:style-name="T3">try</text:span><text:span text:style-name="T2"> {</text:span></text:p>
      <text:p text:style-name="P1"><text:span text:style-name="T2"><text:s text:c="6"/></text:span><text:span text:style-name="T13">// 直接记录 Star NFT 认领信息，不需要查询用户</text:span></text:p>
      <text:p text:style-name="P1"><text:span text:style-name="T2"><text:s text:c="6"/></text:span><text:span text:style-name="T3">await</text:span><text:span text:style-name="T2"> </text:span><text:span text:style-name="T7">supabase</text:span><text:span text:style-name="T2">.</text:span><text:span text:style-name="T10">from</text:span><text:span text:style-name="T2">(</text:span><text:span text:style-name="T1">'star_nft_claimed'</text:span><text:span text:style-name="T2">).</text:span><text:span text:style-name="T10">insert</text:span><text:span text:style-name="T2">({</text:span></text:p>
      <text:p text:style-name="P1"><text:span text:style-name="T2"><text:s text:c="8"/></text:span><text:span text:style-name="T7">wallet_address</text:span><text:span text:style-name="T8">:</text:span><text:span text:style-name="T2"> </text:span><text:span text:style-name="T9">walletAddress</text:span><text:span text:style-name="T2">,</text:span></text:p>
      <text:p text:style-name="P1"><text:span text:style-name="T2"><text:s text:c="8"/></text:span><text:span text:style-name="T7">token_id</text:span><text:span text:style-name="T8">:</text:span><text:span text:style-name="T2"> </text:span><text:span text:style-name="T9">tokenId</text:span><text:span text:style-name="T2">,</text:span></text:p>
      <text:p text:style-name="P1"><text:span text:style-name="T2"><text:s text:c="8"/></text:span><text:span text:style-name="T7">nft_type</text:span><text:span text:style-name="T8">:</text:span><text:span text:style-name="T2"> </text:span><text:span text:style-name="T9">nftType</text:span><text:span text:style-name="T2">,</text:span></text:p>
      <text:p text:style-name="P1"><text:soft-page-break/><text:span text:style-name="T2"><text:s text:c="8"/></text:span><text:span text:style-name="T7">multiplier</text:span><text:span text:style-name="T8">:</text:span><text:span text:style-name="T2"> </text:span><text:span text:style-name="T14">getMultiplier</text:span><text:span text:style-name="T2">(</text:span><text:span text:style-name="T9">nftType</text:span><text:span text:style-name="T2">),</text:span></text:p>
      <text:p text:style-name="P1"><text:span text:style-name="T2"><text:s text:c="8"/></text:span><text:span text:style-name="T7">ops_fund</text:span><text:span text:style-name="T8">:</text:span><text:span text:style-name="T2"> </text:span><text:span text:style-name="T7">nftConfig</text:span><text:span text:style-name="T2">?.</text:span><text:span text:style-name="T7">ops_fund</text:span><text:span text:style-name="T2"> </text:span><text:span text:style-name="T8">||</text:span><text:span text:style-name="T2"> </text:span><text:span text:style-name="T14">0</text:span><text:span text:style-name="T2">,</text:span></text:p>
      <text:p text:style-name="P1"><text:span text:style-name="T2"><text:s text:c="8"/></text:span><text:span text:style-name="T7">price</text:span><text:span text:style-name="T8">:</text:span><text:span text:style-name="T2"> </text:span><text:span text:style-name="T7">nftConfig</text:span><text:span text:style-name="T2">?.</text:span><text:span text:style-name="T7">price</text:span><text:span text:style-name="T2"> </text:span><text:span text:style-name="T8">||</text:span><text:span text:style-name="T2"> </text:span><text:span text:style-name="T14">0</text:span><text:span text:style-name="T2">,</text:span></text:p>
      <text:p text:style-name="P1"><text:span text:style-name="T2"><text:s text:c="8"/></text:span><text:span text:style-name="T7">claimed_at</text:span><text:span text:style-name="T8">:</text:span><text:span text:style-name="T2"> </text:span><text:span text:style-name="T3">new</text:span><text:span text:style-name="T2"> </text:span><text:span text:style-name="T12">Date</text:span><text:span text:style-name="T2">().</text:span><text:span text:style-name="T10">toISOString</text:span><text:span text:style-name="T2">(),</text:span></text:p>
      <text:p text:style-name="P1"><text:span text:style-name="T2"><text:s text:c="8"/></text:span><text:span text:style-name="T7">created_at</text:span><text:span text:style-name="T8">:</text:span><text:span text:style-name="T2"> </text:span><text:span text:style-name="T3">new</text:span><text:span text:style-name="T2"> </text:span><text:span text:style-name="T12">Date</text:span><text:span text:style-name="T2">().</text:span><text:span text:style-name="T10">toISOString</text:span><text:span text:style-name="T2">(),</text:span></text:p>
      <text:p text:style-name="P1"><text:span text:style-name="T2"><text:s text:c="8"/></text:span><text:span text:style-name="T7">status</text:span><text:span text:style-name="T8">:</text:span><text:span text:style-name="T2"> </text:span><text:span text:style-name="T1">'claimed'</text:span><text:span text:style-name="T2">,</text:span></text:p>
      <text:p text:style-name="P1"><text:span text:style-name="T2"><text:s text:c="8"/></text:span><text:span text:style-name="T7">updated_at</text:span><text:span text:style-name="T8">:</text:span><text:span text:style-name="T2"> </text:span><text:span text:style-name="T3">new</text:span><text:span text:style-name="T2"> </text:span><text:span text:style-name="T12">Date</text:span><text:span text:style-name="T2">().</text:span><text:span text:style-name="T10">toISOString</text:span><text:span text:style-name="T2">(),</text:span></text:p>
      <text:p text:style-name="P1"><text:span text:style-name="T2"><text:s text:c="8"/></text:span><text:span text:style-name="T7">user_uuid</text:span><text:span text:style-name="T8">:</text:span><text:span text:style-name="T2"> </text:span><text:span text:style-name="T1">`</text:span><text:span text:style-name="T3">${</text:span><text:span text:style-name="T9">walletAddress</text:span><text:span text:style-name="T8">.</text:span><text:span text:style-name="T10">toLowerCase</text:span><text:span text:style-name="T8">()</text:span><text:span text:style-name="T3">}</text:span><text:span text:style-name="T1">-</text:span><text:span text:style-name="T3">${</text:span><text:span text:style-name="T9">tokenId</text:span><text:span text:style-name="T3">}</text:span><text:span text:style-name="T1">`</text:span></text:p>
      <text:p text:style-name="P1"><text:span text:style-name="T2"><text:s text:c="6"/>});</text:span></text:p>
      <text:p text:style-name="P2"/>
      <text:p text:style-name="P1"><text:span text:style-name="T2"><text:s text:c="6"/></text:span><text:span text:style-name="T8">toast</text:span><text:span text:style-name="T2">.</text:span><text:span text:style-name="T10">success</text:span><text:span text:style-name="T2">(</text:span><text:span text:style-name="T14">t</text:span><text:span text:style-name="T2">(</text:span><text:span text:style-name="T1">'starNFT.claim.success'</text:span><text:span text:style-name="T2">));</text:span></text:p>
      <text:p text:style-name="P1"><text:span text:style-name="T2"><text:s text:c="6"/></text:span><text:span text:style-name="T14">onSuccess</text:span><text:span text:style-name="T2">?.();</text:span></text:p>
      <text:p text:style-name="P1"><text:span text:style-name="T2"><text:s text:c="6"/></text:span><text:span text:style-name="T14">handleClose</text:span><text:span text:style-name="T2">();</text:span></text:p>
      <text:p text:style-name="P1"><text:span text:style-name="T2"><text:s text:c="4"/>} </text:span><text:span text:style-name="T3">catch</text:span><text:span text:style-name="T2"> (</text:span><text:span text:style-name="T4">error</text:span><text:span text:style-name="T2">) {</text:span></text:p>
      <text:p text:style-name="P1"><text:span text:style-name="T2"><text:s text:c="6"/></text:span><text:span text:style-name="T8">console</text:span><text:span text:style-name="T2">.</text:span><text:span text:style-name="T10">error</text:span><text:span text:style-name="T2">(</text:span><text:span text:style-name="T1">'Error recording transaction:'</text:span><text:span text:style-name="T2">, </text:span><text:span text:style-name="T4">error</text:span><text:span text:style-name="T2">);</text:span></text:p>
      <text:p text:style-name="P1"><text:span text:style-name="T2"><text:s text:c="6"/></text:span><text:span text:style-name="T8">toast</text:span><text:span text:style-name="T2">.</text:span><text:span text:style-name="T10">error</text:span><text:span text:style-name="T2">(</text:span><text:span text:style-name="T14">t</text:span><text:span text:style-name="T2">(</text:span><text:span text:style-name="T1">'starNFT.claim.error'</text:span><text:span text:style-name="T2">));</text:span></text:p>
      <text:p text:style-name="P1"><text:span text:style-name="T2"><text:s text:c="6"/></text:span><text:span text:style-name="T14">onError</text:span><text:span text:style-name="T2">?.(</text:span><text:span text:style-name="T4">error</text:span><text:span text:style-name="T2"> </text:span><text:span text:style-name="T3">as</text:span><text:span text:style-name="T2"> </text:span><text:span text:style-name="T12">Error</text:span><text:span text:style-name="T2">);</text:span></text:p>
      <text:p text:style-name="P1"><text:span text:style-name="T2"><text:s text:c="4"/>}</text:span></text:p>
      <text:p text:style-name="P1"><text:span text:style-name="T2"><text:s text:c="2"/>}, </text:span><text:span text:style-name="T8">[</text:span><text:span text:style-name="T9">walletAddress</text:span><text:span text:style-name="T2">, </text:span><text:span text:style-name="T9">tokenId</text:span><text:span text:style-name="T2">, </text:span><text:span text:style-name="T9">nftType</text:span><text:span text:style-name="T2">, </text:span><text:span text:style-name="T7">t</text:span><text:span text:style-name="T2">, </text:span><text:span text:style-name="T14">onSuccess</text:span><text:span text:style-name="T2">, </text:span><text:span text:style-name="T14">onError</text:span><text:span text:style-name="T2">, </text:span><text:span text:style-name="T7">nftConfig</text:span><text:span text:style-name="T8">]</text:span><text:span text:style-name="T2">);</text:span></text:p>
      <text:p text:style-name="P2"/>
      <text:p text:style-name="P1"><text:span text:style-name="T2"><text:s text:c="2"/></text:span><text:span text:style-name="T6">const</text:span><text:span text:style-name="T2"> </text:span><text:span text:style-name="T11">handleApproveAndClaim</text:span><text:span text:style-name="T2"> </text:span><text:span text:style-name="T8">=</text:span><text:span text:style-name="T2"> </text:span><text:span text:style-name="T6">async</text:span><text:span text:style-name="T2"> () </text:span><text:span text:style-name="T6">=&gt;</text:span><text:span text:style-name="T2"> {</text:span></text:p>
      <text:p text:style-name="P1"><text:soft-page-break/><text:span text:style-name="T2"><text:s text:c="4"/></text:span><text:span text:style-name="T3">if</text:span><text:span text:style-name="T2"> (</text:span><text:span text:style-name="T8">!</text:span><text:span text:style-name="T7">account</text:span><text:span text:style-name="T2"> </text:span><text:span text:style-name="T8">||</text:span><text:span text:style-name="T2"> </text:span><text:span text:style-name="T7">isApproving</text:span><text:span text:style-name="T2">) </text:span><text:span text:style-name="T3">return</text:span><text:span text:style-name="T2">;</text:span></text:p>
      <text:p text:style-name="P2"/>
      <text:p text:style-name="P1"><text:span text:style-name="T2"><text:s text:c="4"/></text:span><text:span text:style-name="T3">try</text:span><text:span text:style-name="T2"> {</text:span></text:p>
      <text:p text:style-name="P1"><text:span text:style-name="T2"><text:s text:c="6"/></text:span><text:span text:style-name="T14">setIsApproving</text:span><text:span text:style-name="T2">(true);</text:span></text:p>
      <text:p text:style-name="P1"><text:span text:style-name="T2"><text:s text:c="5"/></text:span></text:p>
      <text:p text:style-name="P1"><text:span text:style-name="T2"><text:s text:c="6"/></text:span><text:span text:style-name="T6">const</text:span><text:span text:style-name="T2"> </text:span><text:span text:style-name="T7">claimTransaction</text:span><text:span text:style-name="T2"> </text:span><text:span text:style-name="T8">=</text:span><text:span text:style-name="T2"> </text:span><text:span text:style-name="T10">claimTo</text:span><text:span text:style-name="T2">({</text:span></text:p>
      <text:p text:style-name="P1"><text:span text:style-name="T2"><text:s text:c="8"/></text:span><text:span text:style-name="T7">contract</text:span><text:span text:style-name="T8">:</text:span><text:span text:style-name="T2"> </text:span><text:span text:style-name="T7">nftContract</text:span><text:span text:style-name="T2">,</text:span></text:p>
      <text:p text:style-name="P1"><text:span text:style-name="T2"><text:s text:c="8"/></text:span><text:span text:style-name="T7">quantity</text:span><text:span text:style-name="T8">:</text:span><text:span text:style-name="T2"> </text:span><text:span text:style-name="T14">BigInt</text:span><text:span text:style-name="T2">(</text:span><text:span text:style-name="T14">1</text:span><text:span text:style-name="T2">),</text:span></text:p>
      <text:p text:style-name="P1"><text:span text:style-name="T2"><text:s text:c="8"/></text:span><text:span text:style-name="T7">tokenId</text:span><text:span text:style-name="T8">:</text:span><text:span text:style-name="T2"> </text:span><text:span text:style-name="T14">BigInt</text:span><text:span text:style-name="T2">(</text:span><text:span text:style-name="T9">tokenId</text:span><text:span text:style-name="T2">),</text:span></text:p>
      <text:p text:style-name="P1"><text:span text:style-name="T2"><text:s text:c="8"/></text:span><text:span text:style-name="T7">to</text:span><text:span text:style-name="T8">:</text:span><text:span text:style-name="T2"> </text:span><text:span text:style-name="T7">account</text:span><text:span text:style-name="T2">.</text:span><text:span text:style-name="T7">address</text:span><text:span text:style-name="T2">,</text:span></text:p>
      <text:p text:style-name="P1"><text:span text:style-name="T2"><text:s text:c="6"/>});</text:span></text:p>
      <text:p text:style-name="P2"/>
      <text:p text:style-name="P1"><text:span text:style-name="T2"><text:s text:c="6"/></text:span><text:span text:style-name="T6">const</text:span><text:span text:style-name="T2"> </text:span><text:span text:style-name="T7">approveTx</text:span><text:span text:style-name="T2"> </text:span><text:span text:style-name="T8">=</text:span><text:span text:style-name="T2"> </text:span><text:span text:style-name="T3">await</text:span><text:span text:style-name="T2"> </text:span><text:span text:style-name="T10">getApprovalForTransaction</text:span><text:span text:style-name="T2">({</text:span></text:p>
      <text:p text:style-name="P1"><text:span text:style-name="T2"><text:s text:c="8"/></text:span><text:span text:style-name="T7">transaction</text:span><text:span text:style-name="T8">:</text:span><text:span text:style-name="T2"> </text:span><text:span text:style-name="T7">claimTransaction</text:span><text:span text:style-name="T2">,</text:span></text:p>
      <text:p text:style-name="P1"><text:span text:style-name="T2"><text:s text:c="8"/></text:span><text:span text:style-name="T7">account</text:span><text:span text:style-name="T2">,</text:span></text:p>
      <text:p text:style-name="P1"><text:span text:style-name="T2"><text:s text:c="6"/>});</text:span></text:p>
      <text:p text:style-name="P2"/>
      <text:p text:style-name="P1"><text:span text:style-name="T2"><text:s text:c="6"/></text:span><text:span text:style-name="T3">if</text:span><text:span text:style-name="T2"> (</text:span><text:span text:style-name="T7">approveTx</text:span><text:span text:style-name="T2">) {</text:span></text:p>
      <text:p text:style-name="P1"><text:span text:style-name="T2"><text:s text:c="8"/></text:span><text:span text:style-name="T3">try</text:span><text:span text:style-name="T2"> {</text:span></text:p>
      <text:p text:style-name="P1"><text:span text:style-name="T2"><text:s text:c="10"/></text:span><text:span text:style-name="T3">await</text:span><text:span text:style-name="T2"> </text:span><text:span text:style-name="T10">sendAndConfirmTransaction</text:span><text:span text:style-name="T2">({ </text:span><text:span text:style-name="T7">account</text:span><text:span text:style-name="T2">, </text:span><text:span text:style-name="T7">transaction</text:span><text:span text:style-name="T8">:</text:span><text:span text:style-name="T2"> </text:span><text:span text:style-name="T7">approveTx</text:span><text:span text:style-name="T2"> });</text:span></text:p>
      <text:p text:style-name="P1"><text:span text:style-name="T2"><text:s text:c="10"/></text:span><text:span text:style-name="T8">toast</text:span><text:span text:style-name="T2">.</text:span><text:span text:style-name="T10">success</text:span><text:span text:style-name="T2">(</text:span><text:span text:style-name="T14">t</text:span><text:span text:style-name="T2">(</text:span><text:span text:style-name="T1">'starNFT.claim.approved'</text:span><text:span text:style-name="T2">));</text:span></text:p>
      <text:p text:style-name="P1"><text:soft-page-break/><text:span text:style-name="T2"><text:s text:c="10"/></text:span><text:span text:style-name="T14">setShowPayEmbed</text:span><text:span text:style-name="T2">(true);</text:span></text:p>
      <text:p text:style-name="P1"><text:span text:style-name="T2"><text:s text:c="8"/>} </text:span><text:span text:style-name="T3">catch</text:span><text:span text:style-name="T2"> (</text:span><text:span text:style-name="T5">error</text:span><text:span text:style-name="T8">:</text:span><text:span text:style-name="T2"> </text:span><text:span text:style-name="T6">any</text:span><text:span text:style-name="T2">) {</text:span></text:p>
      <text:p text:style-name="P1"><text:span text:style-name="T2"><text:s text:c="10"/></text:span><text:span text:style-name="T3">if</text:span><text:span text:style-name="T2"> (</text:span><text:span text:style-name="T4">error</text:span><text:span text:style-name="T2">.</text:span><text:span text:style-name="T8">message</text:span><text:span text:style-name="T2">?.</text:span><text:span text:style-name="T10">includes</text:span><text:span text:style-name="T2">(</text:span><text:span text:style-name="T1">'insufficient funds'</text:span><text:span text:style-name="T2">)) {</text:span></text:p>
      <text:p text:style-name="P1"><text:span text:style-name="T2"><text:s text:c="12"/></text:span><text:span text:style-name="T8">toast</text:span><text:span text:style-name="T2">.</text:span><text:span text:style-name="T10">error</text:span><text:span text:style-name="T2">(</text:span><text:span text:style-name="T14">t</text:span><text:span text:style-name="T2">(</text:span><text:span text:style-name="T1">'starNFT.claim.insufficientGas'</text:span><text:span text:style-name="T2">));</text:span></text:p>
      <text:p text:style-name="P1"><text:span text:style-name="T2"><text:s text:c="10"/>} </text:span><text:span text:style-name="T3">else</text:span><text:span text:style-name="T2"> {</text:span></text:p>
      <text:p text:style-name="P1"><text:span text:style-name="T2"><text:s text:c="12"/></text:span><text:span text:style-name="T8">toast</text:span><text:span text:style-name="T2">.</text:span><text:span text:style-name="T10">error</text:span><text:span text:style-name="T2">(</text:span><text:span text:style-name="T14">t</text:span><text:span text:style-name="T2">(</text:span><text:span text:style-name="T1">'starNFT.claim.approveError'</text:span><text:span text:style-name="T2">));</text:span></text:p>
      <text:p text:style-name="P1"><text:span text:style-name="T2"><text:s text:c="10"/>}</text:span></text:p>
      <text:p text:style-name="P1"><text:span text:style-name="T2"><text:s text:c="10"/></text:span><text:span text:style-name="T3">return</text:span><text:span text:style-name="T2">;</text:span></text:p>
      <text:p text:style-name="P1"><text:span text:style-name="T2"><text:s text:c="8"/>}</text:span></text:p>
      <text:p text:style-name="P1"><text:span text:style-name="T2"><text:s text:c="6"/>} </text:span><text:span text:style-name="T3">else</text:span><text:span text:style-name="T2"> {</text:span></text:p>
      <text:p text:style-name="P1"><text:span text:style-name="T2"><text:s text:c="8"/></text:span><text:span text:style-name="T14">setShowPayEmbed</text:span><text:span text:style-name="T2">(true);</text:span></text:p>
      <text:p text:style-name="P1"><text:span text:style-name="T2"><text:s text:c="6"/>}</text:span></text:p>
      <text:p text:style-name="P1"><text:span text:style-name="T2"><text:s text:c="4"/>} </text:span><text:span text:style-name="T3">catch</text:span><text:span text:style-name="T2"> (</text:span><text:span text:style-name="T4">error</text:span><text:span text:style-name="T2">) {</text:span></text:p>
      <text:p text:style-name="P1"><text:span text:style-name="T2"><text:s text:c="6"/></text:span><text:span text:style-name="T8">console</text:span><text:span text:style-name="T2">.</text:span><text:span text:style-name="T10">error</text:span><text:span text:style-name="T2">(</text:span><text:span text:style-name="T1">'Approval error:'</text:span><text:span text:style-name="T2">, </text:span><text:span text:style-name="T4">error</text:span><text:span text:style-name="T2">);</text:span></text:p>
      <text:p text:style-name="P1"><text:span text:style-name="T2"><text:s text:c="6"/></text:span><text:span text:style-name="T8">toast</text:span><text:span text:style-name="T2">.</text:span><text:span text:style-name="T10">error</text:span><text:span text:style-name="T2">(</text:span><text:span text:style-name="T14">t</text:span><text:span text:style-name="T2">(</text:span><text:span text:style-name="T1">'starNFT.claim.approveError'</text:span><text:span text:style-name="T2">));</text:span></text:p>
      <text:p text:style-name="P1"><text:span text:style-name="T2"><text:s text:c="6"/></text:span><text:span text:style-name="T14">onError</text:span><text:span text:style-name="T2">?.(</text:span><text:span text:style-name="T4">error</text:span><text:span text:style-name="T2"> </text:span><text:span text:style-name="T3">as</text:span><text:span text:style-name="T2"> </text:span><text:span text:style-name="T12">Error</text:span><text:span text:style-name="T2">);</text:span></text:p>
      <text:p text:style-name="P1"><text:span text:style-name="T2"><text:s text:c="4"/>} </text:span><text:span text:style-name="T3">finally</text:span><text:span text:style-name="T2"> {</text:span></text:p>
      <text:p text:style-name="P1"><text:span text:style-name="T2"><text:s text:c="6"/></text:span><text:span text:style-name="T14">setIsApproving</text:span><text:span text:style-name="T2">(false);</text:span></text:p>
      <text:p text:style-name="P1"><text:span text:style-name="T2"><text:s text:c="4"/>}</text:span></text:p>
      <text:p text:style-name="P1"><text:span text:style-name="T2"><text:s text:c="2"/>};</text:span></text:p>
      <text:p text:style-name="P2"/>
      <text:p text:style-name="P1"><text:soft-page-break/><text:span text:style-name="T2"><text:s text:c="2"/></text:span><text:span text:style-name="T3">if</text:span><text:span text:style-name="T2"> (</text:span><text:span text:style-name="T8">!</text:span><text:span text:style-name="T7">account</text:span><text:span text:style-name="T2">) </text:span><text:span text:style-name="T3">return</text:span><text:span text:style-name="T2"> null;</text:span></text:p>
      <text:p text:style-name="P2"/>
      <text:p text:style-name="P1"><text:span text:style-name="T2"><text:s text:c="2"/></text:span><text:span text:style-name="T6">const</text:span><text:span text:style-name="T2"> </text:span><text:span text:style-name="T7">payEmbedProps</text:span><text:span text:style-name="T8">:</text:span><text:span text:style-name="T2"> </text:span><text:span text:style-name="T10">PayEmbedProps</text:span><text:span text:style-name="T2"> </text:span><text:span text:style-name="T8">=</text:span><text:span text:style-name="T2"> {</text:span></text:p>
      <text:p text:style-name="P1"><text:span text:style-name="T2"><text:s text:c="4"/></text:span><text:span text:style-name="T7">client</text:span><text:span text:style-name="T2">,</text:span></text:p>
      <text:p text:style-name="P1"><text:span text:style-name="T2"><text:s text:c="4"/></text:span><text:span text:style-name="T7">payOptions</text:span><text:span text:style-name="T8">:</text:span><text:span text:style-name="T2"> {</text:span></text:p>
      <text:p text:style-name="P1"><text:span text:style-name="T2"><text:s text:c="6"/></text:span><text:span text:style-name="T8">mode:</text:span><text:span text:style-name="T2"> </text:span><text:span text:style-name="T1">"transaction"</text:span><text:span text:style-name="T2">,</text:span></text:p>
      <text:p text:style-name="P1"><text:span text:style-name="T2"><text:s text:c="6"/></text:span><text:span text:style-name="T8">transaction:</text:span><text:span text:style-name="T2"> </text:span><text:span text:style-name="T10">claimTo</text:span><text:span text:style-name="T2">({</text:span></text:p>
      <text:p text:style-name="P1"><text:span text:style-name="T2"><text:s text:c="8"/></text:span><text:span text:style-name="T8">contract:</text:span><text:span text:style-name="T2"> </text:span><text:span text:style-name="T4">nftContract</text:span><text:span text:style-name="T2">,</text:span></text:p>
      <text:p text:style-name="P1"><text:span text:style-name="T2"><text:s text:c="8"/></text:span><text:span text:style-name="T8">quantity:</text:span><text:span text:style-name="T2"> </text:span><text:span text:style-name="T10">BigInt</text:span><text:span text:style-name="T2">(</text:span><text:span text:style-name="T14">1</text:span><text:span text:style-name="T2">),</text:span></text:p>
      <text:p text:style-name="P1"><text:span text:style-name="T2"><text:s text:c="8"/></text:span><text:span text:style-name="T8">tokenId:</text:span><text:span text:style-name="T2"> </text:span><text:span text:style-name="T10">BigInt</text:span><text:span text:style-name="T2">(</text:span><text:span text:style-name="T4">tokenId</text:span><text:span text:style-name="T2">),</text:span></text:p>
      <text:p text:style-name="P1"><text:span text:style-name="T2"><text:s text:c="8"/></text:span><text:span text:style-name="T8">to:</text:span><text:span text:style-name="T2"> </text:span><text:span text:style-name="T8">account</text:span><text:span text:style-name="T2">.</text:span><text:span text:style-name="T7">address</text:span><text:span text:style-name="T2">,</text:span></text:p>
      <text:p text:style-name="P1"><text:span text:style-name="T2"><text:s text:c="6"/>}),</text:span></text:p>
      <text:p text:style-name="P1"><text:span text:style-name="T2"><text:s text:c="6"/></text:span><text:span text:style-name="T8">metadata:</text:span><text:span text:style-name="T2"> </text:span><text:span text:style-name="T8">nft</text:span><text:span text:style-name="T2">?.</text:span><text:span text:style-name="T7">metadata</text:span><text:span text:style-name="T2">,</text:span></text:p>
      <text:p text:style-name="P1"><text:span text:style-name="T2"><text:s text:c="6"/></text:span><text:span text:style-name="T10">onPurchaseSuccess</text:span><text:span text:style-name="T8">:</text:span><text:span text:style-name="T2"> </text:span><text:span text:style-name="T6">async</text:span><text:span text:style-name="T2"> (</text:span><text:span text:style-name="T9">info</text:span><text:span text:style-name="T8">:</text:span><text:span text:style-name="T2"> </text:span><text:span text:style-name="T6">any</text:span><text:span text:style-name="T2">) </text:span><text:span text:style-name="T6">=&gt;</text:span><text:span text:style-name="T2"> {</text:span></text:p>
      <text:p text:style-name="P1"><text:span text:style-name="T2"><text:s text:c="8"/></text:span><text:span text:style-name="T3">if</text:span><text:span text:style-name="T2"> (</text:span><text:span text:style-name="T8">info</text:span><text:span text:style-name="T2">.</text:span><text:span text:style-name="T7">type</text:span><text:span text:style-name="T2"> </text:span><text:span text:style-name="T8">===</text:span><text:span text:style-name="T2"> </text:span><text:span text:style-name="T1">'crypto'</text:span><text:span text:style-name="T2"> </text:span><text:span text:style-name="T8">&amp;&amp;</text:span><text:span text:style-name="T2"> </text:span><text:span text:style-name="T8">info</text:span><text:span text:style-name="T2">.</text:span><text:span text:style-name="T8">status</text:span><text:span text:style-name="T2">?.</text:span><text:span text:style-name="T7">transactionHash</text:span><text:span text:style-name="T2">) {</text:span></text:p>
      <text:p text:style-name="P1"><text:span text:style-name="T2"><text:s text:c="10"/></text:span><text:span text:style-name="T3">try</text:span><text:span text:style-name="T2"> {</text:span></text:p>
      <text:p text:style-name="P1"><text:span text:style-name="T2"><text:s text:c="12"/></text:span><text:span text:style-name="T13">// 直接记录 Star NFT 认领信息，不需要查询用户</text:span></text:p>
      <text:p text:style-name="P1"><text:span text:style-name="T2"><text:s text:c="12"/></text:span><text:span text:style-name="T3">await</text:span><text:span text:style-name="T2"> </text:span><text:span text:style-name="T8">supabase</text:span><text:span text:style-name="T2">.</text:span><text:span text:style-name="T10">from</text:span><text:span text:style-name="T2">(</text:span><text:span text:style-name="T1">'star_nft_claimed'</text:span><text:span text:style-name="T2">).</text:span><text:span text:style-name="T10">insert</text:span><text:span text:style-name="T2">({</text:span></text:p>
      <text:p text:style-name="P1"><text:span text:style-name="T2"><text:s text:c="14"/></text:span><text:span text:style-name="T8">wallet_address:</text:span><text:span text:style-name="T2"> </text:span><text:span text:style-name="T4">walletAddress</text:span><text:span text:style-name="T2">,</text:span></text:p>
      <text:p text:style-name="P1"><text:span text:style-name="T2"><text:s text:c="14"/></text:span><text:span text:style-name="T8">token_id:</text:span><text:span text:style-name="T2"> </text:span><text:span text:style-name="T4">tokenId</text:span><text:span text:style-name="T2">,</text:span></text:p>
      <text:p text:style-name="P1"><text:span text:style-name="T2"><text:s text:c="14"/></text:span><text:span text:style-name="T8">nft_type:</text:span><text:span text:style-name="T2"> </text:span><text:span text:style-name="T4">nftType</text:span><text:span text:style-name="T2">,</text:span></text:p>
      <text:p text:style-name="P1"><text:soft-page-break/><text:span text:style-name="T2"><text:s text:c="14"/></text:span><text:span text:style-name="T8">multiplier:</text:span><text:span text:style-name="T2"> </text:span><text:span text:style-name="T10">getMultiplier</text:span><text:span text:style-name="T2">(</text:span><text:span text:style-name="T4">nftType</text:span><text:span text:style-name="T2">),</text:span></text:p>
      <text:p text:style-name="P1"><text:span text:style-name="T2"><text:s text:c="14"/></text:span><text:span text:style-name="T8">ops_fund:</text:span><text:span text:style-name="T2"> </text:span><text:span text:style-name="T8">nftConfig</text:span><text:span text:style-name="T2">?.</text:span><text:span text:style-name="T7">ops_fund</text:span><text:span text:style-name="T2"> </text:span><text:span text:style-name="T8">||</text:span><text:span text:style-name="T2"> </text:span><text:span text:style-name="T14">0</text:span><text:span text:style-name="T2">,</text:span></text:p>
      <text:p text:style-name="P1"><text:span text:style-name="T2"><text:s text:c="14"/></text:span><text:span text:style-name="T8">price:</text:span><text:span text:style-name="T2"> </text:span><text:span text:style-name="T8">nftConfig</text:span><text:span text:style-name="T2">?.</text:span><text:span text:style-name="T7">price</text:span><text:span text:style-name="T2"> </text:span><text:span text:style-name="T8">||</text:span><text:span text:style-name="T2"> </text:span><text:span text:style-name="T14">0</text:span><text:span text:style-name="T2">,</text:span></text:p>
      <text:p text:style-name="P1"><text:span text:style-name="T2"><text:s text:c="14"/></text:span><text:span text:style-name="T8">claimed_at:</text:span><text:span text:style-name="T2"> </text:span><text:span text:style-name="T3">new</text:span><text:span text:style-name="T2"> </text:span><text:span text:style-name="T10">Date</text:span><text:span text:style-name="T2">().</text:span><text:span text:style-name="T10">toISOString</text:span><text:span text:style-name="T2">(),</text:span></text:p>
      <text:p text:style-name="P1"><text:span text:style-name="T2"><text:s text:c="14"/></text:span><text:span text:style-name="T8">created_at:</text:span><text:span text:style-name="T2"> </text:span><text:span text:style-name="T3">new</text:span><text:span text:style-name="T2"> </text:span><text:span text:style-name="T10">Date</text:span><text:span text:style-name="T2">().</text:span><text:span text:style-name="T10">toISOString</text:span><text:span text:style-name="T2">(),</text:span></text:p>
      <text:p text:style-name="P1"><text:span text:style-name="T2"><text:s text:c="14"/></text:span><text:span text:style-name="T8">status:</text:span><text:span text:style-name="T2"> </text:span><text:span text:style-name="T1">'claimed'</text:span><text:span text:style-name="T2">,</text:span></text:p>
      <text:p text:style-name="P1"><text:span text:style-name="T2"><text:s text:c="14"/></text:span><text:span text:style-name="T8">updated_at:</text:span><text:span text:style-name="T2"> </text:span><text:span text:style-name="T3">new</text:span><text:span text:style-name="T2"> </text:span><text:span text:style-name="T10">Date</text:span><text:span text:style-name="T2">().</text:span><text:span text:style-name="T10">toISOString</text:span><text:span text:style-name="T2">(),</text:span></text:p>
      <text:p text:style-name="P1"><text:span text:style-name="T2"><text:s text:c="14"/></text:span><text:span text:style-name="T8">user_uuid:</text:span><text:span text:style-name="T2"> </text:span><text:span text:style-name="T1">`</text:span><text:span text:style-name="T3">${</text:span><text:span text:style-name="T8">walletAddress.</text:span><text:span text:style-name="T10">toLowerCase</text:span><text:span text:style-name="T8">()</text:span><text:span text:style-name="T3">}</text:span><text:span text:style-name="T1">-</text:span><text:span text:style-name="T3">${</text:span><text:span text:style-name="T4">tokenId</text:span><text:span text:style-name="T3">}</text:span><text:span text:style-name="T1">`</text:span></text:p>
      <text:p text:style-name="P1"><text:span text:style-name="T2"><text:s text:c="12"/>});</text:span></text:p>
      <text:p text:style-name="P2"/>
      <text:p text:style-name="P1"><text:span text:style-name="T2"><text:s text:c="12"/></text:span><text:span text:style-name="T8">toast</text:span><text:span text:style-name="T2">.</text:span><text:span text:style-name="T10">success</text:span><text:span text:style-name="T2">(</text:span><text:span text:style-name="T10">t</text:span><text:span text:style-name="T2">(</text:span><text:span text:style-name="T1">'starNFT.claim.success'</text:span><text:span text:style-name="T2">));</text:span></text:p>
      <text:p text:style-name="P1"><text:span text:style-name="T2"><text:s text:c="12"/></text:span><text:span text:style-name="T10">onSuccess</text:span><text:span text:style-name="T2">?.();</text:span></text:p>
      <text:p text:style-name="P1"><text:span text:style-name="T2"><text:s text:c="12"/></text:span><text:span text:style-name="T10">handleClose</text:span><text:span text:style-name="T2">();</text:span></text:p>
      <text:p text:style-name="P1"><text:span text:style-name="T2"><text:s text:c="10"/>} </text:span><text:span text:style-name="T3">catch</text:span><text:span text:style-name="T2"> (</text:span><text:span text:style-name="T4">error</text:span><text:span text:style-name="T2">) {</text:span></text:p>
      <text:p text:style-name="P1"><text:span text:style-name="T2"><text:s text:c="12"/></text:span><text:span text:style-name="T8">console</text:span><text:span text:style-name="T2">.</text:span><text:span text:style-name="T10">error</text:span><text:span text:style-name="T2">(</text:span><text:span text:style-name="T1">'Error recording transaction:'</text:span><text:span text:style-name="T2">, </text:span><text:span text:style-name="T4">error</text:span><text:span text:style-name="T2">);</text:span></text:p>
      <text:p text:style-name="P1"><text:span text:style-name="T2"><text:s text:c="12"/></text:span><text:span text:style-name="T8">toast</text:span><text:span text:style-name="T2">.</text:span><text:span text:style-name="T10">error</text:span><text:span text:style-name="T2">(</text:span><text:span text:style-name="T10">t</text:span><text:span text:style-name="T2">(</text:span><text:span text:style-name="T1">'starNFT.claim.error'</text:span><text:span text:style-name="T2">));</text:span></text:p>
      <text:p text:style-name="P1"><text:span text:style-name="T2"><text:s text:c="12"/></text:span><text:span text:style-name="T10">onError</text:span><text:span text:style-name="T2">?.(</text:span><text:span text:style-name="T4">error</text:span><text:span text:style-name="T2"> </text:span><text:span text:style-name="T3">as</text:span><text:span text:style-name="T2"> </text:span><text:span text:style-name="T10">Error</text:span><text:span text:style-name="T2">);</text:span></text:p>
      <text:p text:style-name="P1"><text:span text:style-name="T2"><text:s text:c="10"/>}</text:span></text:p>
      <text:p text:style-name="P1"><text:span text:style-name="T2"><text:s text:c="8"/>}</text:span></text:p>
      <text:p text:style-name="P1"><text:span text:style-name="T2"><text:s text:c="6"/>}</text:span></text:p>
      <text:p text:style-name="P1"><text:span text:style-name="T2"><text:s text:c="4"/>},</text:span></text:p>
      <text:p text:style-name="P1"><text:soft-page-break/><text:span text:style-name="T2"><text:s text:c="2"/>};</text:span></text:p>
      <text:p text:style-name="P2"/>
      <text:p text:style-name="P1"><text:span text:style-name="T2"><text:s text:c="2"/></text:span><text:span text:style-name="T3">return</text:span><text:span text:style-name="T2"> (</text:span></text:p>
      <text:p text:style-name="P1"><text:span text:style-name="T2"><text:s text:c="4"/></text:span><text:span text:style-name="T15">&lt;&gt;</text:span></text:p>
      <text:p text:style-name="P1"><text:span text:style-name="T16"><text:s text:c="6"/></text:span><text:span text:style-name="T15">&lt;</text:span><text:span text:style-name="T16">button</text:span></text:p>
      <text:p text:style-name="P1"><text:span text:style-name="T16"><text:s text:c="8"/></text:span><text:span text:style-name="T17">onClick</text:span><text:span text:style-name="T8">=</text:span><text:span text:style-name="T3">{</text:span><text:span text:style-name="T4">handleApproveAndClaim</text:span><text:span text:style-name="T3">}</text:span></text:p>
      <text:p text:style-name="P1"><text:span text:style-name="T16"><text:s text:c="8"/></text:span><text:span text:style-name="T17">disabled</text:span><text:span text:style-name="T8">=</text:span><text:span text:style-name="T3">{</text:span><text:span text:style-name="T4">disabled</text:span><text:span text:style-name="T16"> </text:span><text:span text:style-name="T8">||</text:span><text:span text:style-name="T16"> </text:span><text:span text:style-name="T4">isApproving</text:span><text:span text:style-name="T16"> </text:span><text:span text:style-name="T8">||</text:span><text:span text:style-name="T16"> </text:span><text:span text:style-name="T4">isProcessing</text:span><text:span text:style-name="T3">}</text:span></text:p>
      <text:p text:style-name="P1"><text:span text:style-name="T16"><text:s text:c="8"/></text:span><text:span text:style-name="T17">className</text:span><text:span text:style-name="T8">=</text:span><text:span text:style-name="T1">"w-full py-4 px-6 rounded-xl text-white font-medium</text:span></text:p>
      <text:p text:style-name="P1"><text:span text:style-name="T1"><text:s text:c="10"/>bg-gradient-to-r from-purple-600 to-purple-700 hover:from-purple-700 hover:to-purple-800</text:span></text:p>
      <text:p text:style-name="P1"><text:span text:style-name="T1"><text:s text:c="10"/>transition-colors duration-200</text:span></text:p>
      <text:p text:style-name="P1"><text:span text:style-name="T1"><text:s text:c="10"/>shadow-lg shadow-purple-500/20</text:span></text:p>
      <text:p text:style-name="P1"><text:span text:style-name="T1"><text:s text:c="10"/>border border-purple-400/30 backdrop-blur-sm</text:span></text:p>
      <text:p text:style-name="P1"><text:span text:style-name="T1"><text:s text:c="10"/>disabled:opacity-50 disabled:cursor-not-allowed"</text:span></text:p>
      <text:p text:style-name="P1"><text:span text:style-name="T16"><text:s text:c="8"/></text:span><text:span text:style-name="T17">style</text:span><text:span text:style-name="T8">=</text:span><text:span text:style-name="T3">{</text:span><text:span text:style-name="T4">style</text:span><text:span text:style-name="T3">}</text:span></text:p>
      <text:p text:style-name="P1"><text:span text:style-name="T16"><text:s text:c="6"/></text:span><text:span text:style-name="T15">&gt;</text:span></text:p>
      <text:p text:style-name="P1"><text:span text:style-name="T16"><text:s text:c="8"/></text:span><text:span text:style-name="T15">&lt;</text:span><text:span text:style-name="T16">div </text:span><text:span text:style-name="T17">className</text:span><text:span text:style-name="T8">=</text:span><text:span text:style-name="T1">"flex items-center justify-center gap-2"</text:span><text:span text:style-name="T15">&gt;</text:span></text:p>
      <text:p text:style-name="P1"><text:span text:style-name="T16"><text:s text:c="10"/></text:span><text:span text:style-name="T15">&lt;</text:span><text:span text:style-name="T16">span</text:span><text:span text:style-name="T15">&gt;</text:span></text:p>
      <text:p text:style-name="P1"><text:span text:style-name="T16"><text:s text:c="12"/></text:span><text:span text:style-name="T3">{</text:span><text:span text:style-name="T4">isApproving</text:span><text:span text:style-name="T16"> </text:span><text:span text:style-name="T3">?</text:span><text:span text:style-name="T16"> </text:span><text:span text:style-name="T10">t</text:span><text:span text:style-name="T16">(</text:span><text:span text:style-name="T1">'starNFT.claim.approving'</text:span><text:span text:style-name="T16">) </text:span><text:span text:style-name="T3">:</text:span></text:p>
      <text:p text:style-name="P1"><text:span text:style-name="T16"><text:s text:c="13"/></text:span><text:span text:style-name="T4">isProcessing</text:span><text:span text:style-name="T16"> </text:span><text:span text:style-name="T3">?</text:span><text:span text:style-name="T16"> </text:span><text:span text:style-name="T10">t</text:span><text:span text:style-name="T16">(</text:span><text:span text:style-name="T1">'common.processing'</text:span><text:span text:style-name="T16">) </text:span><text:span text:style-name="T3">:</text:span></text:p>
      <text:p text:style-name="P1"><text:span text:style-name="T16"><text:s text:c="13"/></text:span><text:span text:style-name="T10">t</text:span><text:span text:style-name="T16">(</text:span><text:span text:style-name="T1">'starNFT.buttons.claim'</text:span><text:span text:style-name="T16">)</text:span><text:span text:style-name="T3">}</text:span></text:p>
      <text:p text:style-name="P1"><text:span text:style-name="T16"><text:s text:c="10"/></text:span><text:span text:style-name="T15">&lt;/</text:span><text:span text:style-name="T16">span</text:span><text:span text:style-name="T15">&gt;</text:span></text:p>
      <text:p text:style-name="P1"><text:soft-page-break/><text:span text:style-name="T16"><text:s text:c="10"/></text:span><text:span text:style-name="T15">&lt;</text:span><text:span text:style-name="T16">span </text:span><text:span text:style-name="T17">className</text:span><text:span text:style-name="T8">=</text:span><text:span text:style-name="T1">"text-xl"</text:span><text:span text:style-name="T15">&gt;</text:span><text:span text:style-name="T16">⭐</text:span><text:span text:style-name="T15">&lt;/</text:span><text:span text:style-name="T16">span</text:span><text:span text:style-name="T15">&gt;</text:span></text:p>
      <text:p text:style-name="P1"><text:span text:style-name="T16"><text:s text:c="8"/></text:span><text:span text:style-name="T15">&lt;/</text:span><text:span text:style-name="T16">div</text:span><text:span text:style-name="T15">&gt;</text:span></text:p>
      <text:p text:style-name="P1"><text:span text:style-name="T16"><text:s text:c="6"/></text:span><text:span text:style-name="T15">&lt;/</text:span><text:span text:style-name="T16">button</text:span><text:span text:style-name="T15">&gt;</text:span></text:p>
      <text:p text:style-name="P2"/>
      <text:p text:style-name="P1"><text:span text:style-name="T16"><text:s text:c="6"/></text:span><text:span text:style-name="T3">{</text:span><text:span text:style-name="T4">showPayEmbed</text:span><text:span text:style-name="T16"> </text:span><text:span text:style-name="T8">&amp;&amp;</text:span><text:span text:style-name="T16"> (</text:span></text:p>
      <text:p text:style-name="P1"><text:span text:style-name="T16"><text:s text:c="8"/></text:span><text:span text:style-name="T15">&lt;</text:span><text:span text:style-name="T16">div </text:span><text:span text:style-name="T17">className</text:span><text:span text:style-name="T8">=</text:span><text:span text:style-name="T1">"fixed inset-0 z-[9999] overflow-y-auto"</text:span><text:span text:style-name="T15">&gt;</text:span></text:p>
      <text:p text:style-name="P1"><text:span text:style-name="T16"><text:s text:c="10"/></text:span><text:span text:style-name="T15">&lt;</text:span><text:span text:style-name="T16">div </text:span><text:span text:style-name="T17">className</text:span><text:span text:style-name="T8">=</text:span><text:span text:style-name="T1">"min-h-screen px-4 text-center"</text:span><text:span text:style-name="T15">&gt;</text:span></text:p>
      <text:p text:style-name="P1"><text:span text:style-name="T16"><text:s text:c="12"/></text:span><text:span text:style-name="T3">{</text:span><text:span text:style-name="T13">/* 背景遮罩 */</text:span><text:span text:style-name="T3">}</text:span></text:p>
      <text:p text:style-name="P1"><text:span text:style-name="T16"><text:s text:c="12"/></text:span><text:span text:style-name="T15">&lt;</text:span><text:span text:style-name="T16">div</text:span></text:p>
      <text:p text:style-name="P1"><text:span text:style-name="T16"><text:s text:c="14"/></text:span><text:span text:style-name="T17">className</text:span><text:span text:style-name="T8">=</text:span><text:span text:style-name="T1">"fixed inset-0 bg-black/80 backdrop-blur-sm transition-opacity"</text:span></text:p>
      <text:p text:style-name="P1"><text:span text:style-name="T16"><text:s text:c="14"/></text:span><text:span text:style-name="T17">onClick</text:span><text:span text:style-name="T8">=</text:span><text:span text:style-name="T3">{</text:span><text:span text:style-name="T4">handleClose</text:span><text:span text:style-name="T3">}</text:span></text:p>
      <text:p text:style-name="P1"><text:span text:style-name="T16"><text:s text:c="12"/></text:span><text:span text:style-name="T15">/&gt;</text:span></text:p>
      <text:p text:style-name="P2"/>
      <text:p text:style-name="P1"><text:span text:style-name="T16"><text:s text:c="12"/></text:span><text:span text:style-name="T3">{</text:span><text:span text:style-name="T13">/* 居中技巧 */</text:span><text:span text:style-name="T3">}</text:span></text:p>
      <text:p text:style-name="P1"><text:span text:style-name="T16"><text:s text:c="12"/></text:span><text:span text:style-name="T15">&lt;</text:span><text:span text:style-name="T16">span</text:span></text:p>
      <text:p text:style-name="P1"><text:span text:style-name="T16"><text:s text:c="14"/></text:span><text:span text:style-name="T17">className</text:span><text:span text:style-name="T8">=</text:span><text:span text:style-name="T1">"inline-block h-screen align-middle"</text:span></text:p>
      <text:p text:style-name="P1"><text:span text:style-name="T16"><text:s text:c="14"/></text:span><text:span text:style-name="T17">aria-hidden</text:span><text:span text:style-name="T8">=</text:span><text:span text:style-name="T1">"true"</text:span></text:p>
      <text:p text:style-name="P1"><text:span text:style-name="T16"><text:s text:c="12"/></text:span><text:span text:style-name="T15">&gt;</text:span></text:p>
      <text:p text:style-name="P1"><text:span text:style-name="T16"><text:s text:c="14"/></text:span><text:span text:style-name="T8">&amp;#8203;</text:span></text:p>
      <text:p text:style-name="P1"><text:span text:style-name="T16"><text:s text:c="12"/></text:span><text:span text:style-name="T15">&lt;/</text:span><text:span text:style-name="T16">span</text:span><text:span text:style-name="T15">&gt;</text:span></text:p>
      <text:p text:style-name="P2"/>
      <text:p text:style-name="P1"><text:soft-page-break/><text:span text:style-name="T16"><text:s text:c="12"/></text:span><text:span text:style-name="T3">{</text:span><text:span text:style-name="T13">/* 弹窗内容 */</text:span><text:span text:style-name="T3">}</text:span></text:p>
      <text:p text:style-name="P1"><text:span text:style-name="T16"><text:s text:c="12"/></text:span><text:span text:style-name="T15">&lt;</text:span><text:span text:style-name="T16">div </text:span><text:span text:style-name="T17">className</text:span><text:span text:style-name="T8">=</text:span><text:span text:style-name="T1">"inline-block w-full max-w-[500px] min-h-[600px] max-h-[80vh] my-8 align-middle transition-all transform bg-black rounded-2xl relative"</text:span><text:span text:style-name="T15">&gt;</text:span></text:p>
      <text:p text:style-name="P1"><text:span text:style-name="T16"><text:s text:c="14"/></text:span><text:span text:style-name="T3">{</text:span><text:span text:style-name="T13">/* 关闭按钮 */</text:span><text:span text:style-name="T3">}</text:span></text:p>
      <text:p text:style-name="P1"><text:span text:style-name="T16"><text:s text:c="14"/></text:span><text:span text:style-name="T15">&lt;</text:span><text:span text:style-name="T16">button</text:span></text:p>
      <text:p text:style-name="P1"><text:span text:style-name="T16"><text:s text:c="16"/></text:span><text:span text:style-name="T17">onClick</text:span><text:span text:style-name="T8">=</text:span><text:span text:style-name="T3">{</text:span><text:span text:style-name="T4">handleClose</text:span><text:span text:style-name="T3">}</text:span></text:p>
      <text:p text:style-name="P1"><text:span text:style-name="T16"><text:s text:c="16"/></text:span><text:span text:style-name="T17">className</text:span><text:span text:style-name="T8">=</text:span><text:span text:style-name="T1">"absolute top-4 right-4 text-gray-400 hover:text-white p-2 rounded-full hover:bg-white/10 transition-colors"</text:span></text:p>
      <text:p text:style-name="P1"><text:span text:style-name="T16"><text:s text:c="16"/></text:span><text:span text:style-name="T17">title</text:span><text:span text:style-name="T8">=</text:span><text:span text:style-name="T3">{</text:span><text:span text:style-name="T10">t</text:span><text:span text:style-name="T16">(</text:span><text:span text:style-name="T1">'common.close'</text:span><text:span text:style-name="T16">)</text:span><text:span text:style-name="T3">}</text:span></text:p>
      <text:p text:style-name="P1"><text:span text:style-name="T16"><text:s text:c="14"/></text:span><text:span text:style-name="T15">&gt;</text:span></text:p>
      <text:p text:style-name="P1"><text:span text:style-name="T16"><text:s text:c="16"/></text:span><text:span text:style-name="T15">&lt;</text:span><text:span text:style-name="T12">FiX</text:span><text:span text:style-name="T16"> </text:span><text:span text:style-name="T17">size</text:span><text:span text:style-name="T8">=</text:span><text:span text:style-name="T3">{</text:span><text:span text:style-name="T14">24</text:span><text:span text:style-name="T3">}</text:span><text:span text:style-name="T16"> </text:span><text:span text:style-name="T15">/&gt;</text:span></text:p>
      <text:p text:style-name="P1"><text:span text:style-name="T16"><text:s text:c="14"/></text:span><text:span text:style-name="T15">&lt;/</text:span><text:span text:style-name="T16">button</text:span><text:span text:style-name="T15">&gt;</text:span></text:p>
      <text:p text:style-name="P2"/>
      <text:p text:style-name="P1"><text:span text:style-name="T16"><text:s text:c="14"/></text:span><text:span text:style-name="T15">&lt;</text:span><text:span text:style-name="T12">PayEmbed</text:span><text:span text:style-name="T16"> </text:span><text:span text:style-name="T3">{</text:span><text:span text:style-name="T8">...</text:span><text:span text:style-name="T4">payEmbedProps</text:span><text:span text:style-name="T3">}</text:span><text:span text:style-name="T16"> </text:span><text:span text:style-name="T15">/&gt;</text:span></text:p>
      <text:p text:style-name="P1"><text:span text:style-name="T16"><text:s text:c="12"/></text:span><text:span text:style-name="T15">&lt;/</text:span><text:span text:style-name="T16">div</text:span><text:span text:style-name="T15">&gt;</text:span></text:p>
      <text:p text:style-name="P1"><text:span text:style-name="T16"><text:s text:c="10"/></text:span><text:span text:style-name="T15">&lt;/</text:span><text:span text:style-name="T16">div</text:span><text:span text:style-name="T15">&gt;</text:span></text:p>
      <text:p text:style-name="P1"><text:span text:style-name="T16"><text:s text:c="8"/></text:span><text:span text:style-name="T15">&lt;/</text:span><text:span text:style-name="T16">div</text:span><text:span text:style-name="T15">&gt;</text:span></text:p>
      <text:p text:style-name="P1"><text:span text:style-name="T16"><text:s text:c="6"/>)</text:span><text:span text:style-name="T3">}</text:span></text:p>
      <text:p text:style-name="P1"><text:span text:style-name="T16"><text:s text:c="4"/></text:span><text:span text:style-name="T15">&lt;/&gt;</text:span></text:p>
      <text:p text:style-name="P1"><text:span text:style-name="T2"><text:s text:c="2"/>);</text:span></text:p>
      <text:p text:style-name="P1"><text:span text:style-name="T2">}</text:span></text:p>
      <text:p text:style-name="P2"/>
      <text:p text:style-name="P1"><text:span text:style-name="T3">export</text:span><text:span text:style-name="T2"> </text:span><text:span text:style-name="T3">type</text:span><text:span text:style-name="T2"> { </text:span><text:span text:style-name="T4">ClaimStarNFTButtonProps</text:span><text:span text:style-name="T2"> };</text:span></text:p>
      <text:p text:style-name="P2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4" meta:paragraph-count="246" meta:word-count="750" meta:character-count="8101" meta:non-whitespace-character-count="6037"/>
    <meta:generator>LibreOfficeDev/6.0.5.2$Linux_X86_64 LibreOffice_project/</meta:generator>
  </office:meta>
</office:document-meta>
</file>